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ad1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ad1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ad1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ad1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ad1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ad1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ad1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ad1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ad1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ad1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ad1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ad1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ad1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ad1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ad1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ad1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ad1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vana Patricia Conde Rondó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7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1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iannelys Josefina Rondón Distas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1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3.8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